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31.21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6"/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Default"/>
        <table:table-row table:style-name="ro1">
          <table:table-cell office:value-type="string">
            <text:p>symbol</text:p>
          </table:table-cell>
          <table:table-cell office:value-type="string">
            <text:p>prediction $</text:p>
          </table:table-cell>
          <table:table-cell table:style-name="Default" office:value-type="string">
            <text:p>pudDate</text:p>
          </table:table-cell>
          <table:table-cell table:style-name="Default" office:value-type="string">
            <text:p>pudTime</text:p>
          </table:table-cell>
          <table:table-cell office:value-type="string">
            <text:p>title</text:p>
          </table:table-cell>
        </table:table-row>
        <table:table-row table:style-name="ro1">
          <table:table-cell office:value-type="string">
            <text:p>RIC</text:p>
          </table:table-cell>
          <table:table-cell office:value-type="float" office:value="-0.449024198921">
            <text:p>-0,4490241989</text:p>
          </table:table-cell>
          <table:table-cell office:value-type="date" office:date-value="2016-12-19">
            <text:p>2016-12-19</text:p>
          </table:table-cell>
          <table:table-cell office:value-type="string">
            <text:p>11:41:12</text:p>
          </table:table-cell>
          <table:table-cell office:value-type="string">
            <text:p>Island Gold Mine Receives Permit Amendments to an Average of 1,100 Tonnes per Day</text:p>
          </table:table-cell>
        </table:table-row>
        <table:table-row table:style-name="ro1">
          <table:table-cell office:value-type="string">
            <text:p>BNS</text:p>
          </table:table-cell>
          <table:table-cell office:value-type="float" office:value="-0.417176007126">
            <text:p>-0,4171760071</text:p>
          </table:table-cell>
          <table:table-cell office:value-type="date" office:date-value="2016-12-20">
            <text:p>2016-12-20</text:p>
          </table:table-cell>
          <table:table-cell office:value-type="string">
            <text:p>18:02:07</text:p>
          </table:table-cell>
          <table:table-cell office:value-type="string">
            <text:p>A happy holiday for commodity producers: Scotiabank</text:p>
          </table:table-cell>
        </table:table-row>
        <table:table-row table:style-name="ro1">
          <table:table-cell office:value-type="string">
            <text:p>RY</text:p>
          </table:table-cell>
          <table:table-cell office:value-type="float" office:value="-0.251651063121">
            <text:p>-0,2516510631</text:p>
          </table:table-cell>
          <table:table-cell office:value-type="date" office:date-value="2016-12-27">
            <text:p>2016-12-27</text:p>
          </table:table-cell>
          <table:table-cell office:value-type="string">
            <text:p>10:00:00</text:p>
          </table:table-cell>
          <table:table-cell office:value-type="string">
            <text:p>20 RBC Royal Bank Branches Open Today Across the GTA</text:p>
          </table:table-cell>
        </table:table-row>
        <table:table-row table:style-name="ro1">
          <table:table-cell office:value-type="string">
            <text:p>RKN</text:p>
          </table:table-cell>
          <table:table-cell office:value-type="float" office:value="-0.212164189877">
            <text:p>-0,2121641899</text:p>
          </table:table-cell>
          <table:table-cell office:value-type="date" office:date-value="2016-12-21">
            <text:p>2016-12-21</text:p>
          </table:table-cell>
          <table:table-cell office:value-type="string">
            <text:p>16:12:16</text:p>
          </table:table-cell>
          <table:table-cell office:value-type="string">
            <text:p>Constellation Software Announces Termination of Redknee Investment</text:p>
          </table:table-cell>
        </table:table-row>
        <table:table-row table:style-name="ro1">
          <table:table-cell office:value-type="string">
            <text:p>EOX</text:p>
          </table:table-cell>
          <table:table-cell office:value-type="float" office:value="-0.14941035452">
            <text:p>-0,1494103545</text:p>
          </table:table-cell>
          <table:table-cell office:value-type="date" office:date-value="2016-11-14">
            <text:p>2016-11-14</text:p>
          </table:table-cell>
          <table:table-cell office:value-type="string">
            <text:p>22:46:00</text:p>
          </table:table-cell>
          <table:table-cell office:value-type="string">
            <text:p>Euromax Files Preliminary Short Form Prospectus</text:p>
          </table:table-cell>
        </table:table-row>
        <table:table-row table:style-name="ro1">
          <table:table-cell office:value-type="string">
            <text:p>XTC</text:p>
          </table:table-cell>
          <table:table-cell office:value-type="float" office:value="-0.13469437738">
            <text:p>-0,1346943774</text:p>
          </table:table-cell>
          <table:table-cell office:value-type="date" office:date-value="2016-12-26">
            <text:p>2016-12-26</text:p>
          </table:table-cell>
          <table:table-cell office:value-type="string">
            <text:p>13:16:17</text:p>
          </table:table-cell>
          <table:table-cell office:value-type="string">
            <text:p>Exco Technologies Ltd. breached its 50 day moving average in a Bullish Manner : XTC-CA : December 26, 2016</text:p>
          </table:table-cell>
        </table:table-row>
        <table:table-row table:style-name="ro1">
          <table:table-cell office:value-type="string">
            <text:p>AQN</text:p>
          </table:table-cell>
          <table:table-cell office:value-type="float" office:value="-0.126641929422">
            <text:p>-0,1266419294</text:p>
          </table:table-cell>
          <table:table-cell office:value-type="date" office:date-value="2016-12-22">
            <text:p>2016-12-22</text:p>
          </table:table-cell>
          <table:table-cell office:value-type="string">
            <text:p>20:38:04</text:p>
          </table:table-cell>
          <table:table-cell office:value-type="string">
            <text:p>Algonquin Power &amp; Utilities Corp. and The Empire District Electric Company Announce Kansas Corporation Commission Authorization of Merger Transaction</text:p>
          </table:table-cell>
        </table:table-row>
        <table:table-row table:style-name="ro1">
          <table:table-cell office:value-type="string">
            <text:p>PLS</text:p>
          </table:table-cell>
          <table:table-cell office:value-type="float" office:value="-0.0854740797473">
            <text:p>-0,0854740797</text:p>
          </table:table-cell>
          <table:table-cell office:value-type="date" office:date-value="2016-12-27">
            <text:p>2016-12-27</text:p>
          </table:table-cell>
          <table:table-cell office:value-type="string">
            <text:p>15:07:15</text:p>
          </table:table-cell>
          <table:table-cell office:value-type="string">
            <text:p>Research Reports Initiated on Basic Materials Stocks Canexus, Argex Titanium, CanWel Building Materials Group, and Polaris Materials</text:p>
          </table:table-cell>
        </table:table-row>
        <table:table-row table:style-name="ro1">
          <table:table-cell office:value-type="string">
            <text:p>GCL</text:p>
          </table:table-cell>
          <table:table-cell office:value-type="float" office:value="-0.0797070433536">
            <text:p>-0,0797070434</text:p>
          </table:table-cell>
          <table:table-cell office:value-type="date" office:date-value="2016-10-13">
            <text:p>2016-10-13</text:p>
          </table:table-cell>
          <table:table-cell office:value-type="string">
            <text:p>20:37:00</text:p>
          </table:table-cell>
          <table:table-cell office:value-type="string">
            <text:p>The Article 6 Marital Trust Created Under The Jerry Zucker Revocable Trust and Z-Holdings North ULC Purchase Shares of Colabor Group Inc.</text:p>
          </table:table-cell>
        </table:table-row>
        <table:table-row table:style-name="ro1">
          <table:table-cell office:value-type="string">
            <text:p>IFP</text:p>
          </table:table-cell>
          <table:table-cell office:value-type="float" office:value="-0.0751281546414">
            <text:p>-0,0751281546</text:p>
          </table:table-cell>
          <table:table-cell office:value-type="date" office:date-value="2016-12-01">
            <text:p>2016-12-01</text:p>
          </table:table-cell>
          <table:table-cell office:value-type="string">
            <text:p>13:29:04</text:p>
          </table:table-cell>
          <table:table-cell office:value-type="string">
            <text:p>Research Reports Initiated on Basic Materials Stocks Western Forest Products, Stella Jones Interfor, and Cascades</text:p>
          </table:table-cell>
        </table:table-row>
        <table:table-row table:style-name="ro1">
          <table:table-cell office:value-type="string">
            <text:p>BYL</text:p>
          </table:table-cell>
          <table:table-cell office:value-type="float" office:value="-0.0691480696134">
            <text:p>-0,0691480696</text:p>
          </table:table-cell>
          <table:table-cell office:value-type="date" office:date-value="2016-12-22">
            <text:p>2016-12-22</text:p>
          </table:table-cell>
          <table:table-cell office:value-type="string">
            <text:p>14:35:00</text:p>
          </table:table-cell>
          <table:table-cell office:value-type="string">
            <text:p>Baylin Technologies closes public offering of common shares</text:p>
          </table:table-cell>
        </table:table-row>
        <table:table-row table:style-name="ro1">
          <table:table-cell office:value-type="string">
            <text:p>SMT</text:p>
          </table:table-cell>
          <table:table-cell office:value-type="float" office:value="-0.0681627759259">
            <text:p>-0,0681627759</text:p>
          </table:table-cell>
          <table:table-cell office:value-type="date" office:date-value="2016-12-09">
            <text:p>2016-12-09</text:p>
          </table:table-cell>
          <table:table-cell office:value-type="string">
            <text:p>13:14:25</text:p>
          </table:table-cell>
          <table:table-cell office:value-type="string">
            <text:p>Sierra Metals, Inc. :SMT-CA: Earnings Analysis: Q3, 2016 By the Numbers : December 9, 2016</text:p>
          </table:table-cell>
        </table:table-row>
        <table:table-row table:style-name="ro1">
          <table:table-cell office:value-type="string">
            <text:p>GEO</text:p>
          </table:table-cell>
          <table:table-cell office:value-type="float" office:value="-0.0593387252621">
            <text:p>-0,0593387253</text:p>
          </table:table-cell>
          <table:table-cell office:value-type="date" office:date-value="2016-11-29">
            <text:p>2016-11-29</text:p>
          </table:table-cell>
          <table:table-cell office:value-type="string">
            <text:p>15:12:58</text:p>
          </table:table-cell>
          <table:table-cell office:value-type="string">
            <text:p>Geodrill Ltd. :GEO-CA: Earnings Analysis: Q3, 2016 By the Numbers : November 29, 2016</text:p>
          </table:table-cell>
        </table:table-row>
        <table:table-row table:style-name="ro1">
          <table:table-cell office:value-type="string">
            <text:p>VFF</text:p>
          </table:table-cell>
          <table:table-cell office:value-type="float" office:value="-0.0510983390655">
            <text:p>-0,0510983391</text:p>
          </table:table-cell>
          <table:table-cell office:value-type="date" office:date-value="2016-11-30">
            <text:p>2016-11-30</text:p>
          </table:table-cell>
          <table:table-cell office:value-type="string">
            <text:p>15:04:33</text:p>
          </table:table-cell>
          <table:table-cell office:value-type="string">
            <text:p>Village Farms International, Inc. :VFF-CA: Earnings Analysis: Q3, 2016 By the Numbers : November 30, 2016</text:p>
          </table:table-cell>
        </table:table-row>
        <table:table-row table:style-name="ro1">
          <table:table-cell office:value-type="string">
            <text:p>SFD</text:p>
          </table:table-cell>
          <table:table-cell office:value-type="float" office:value="-0.0500114014488">
            <text:p>-0,0500114014</text:p>
          </table:table-cell>
          <table:table-cell office:value-type="date" office:date-value="2016-12-14">
            <text:p>2016-12-14</text:p>
          </table:table-cell>
          <table:table-cell office:value-type="string">
            <text:p>14:00:00</text:p>
          </table:table-cell>
          <table:table-cell office:value-type="string">
            <text:p>NXT Energy Solutions Inc. Announces Resignation of Director and Purchase of Company Stock by Two Directors</text:p>
          </table:table-cell>
        </table:table-row>
        <table:table-row table:style-name="ro1">
          <table:table-cell office:value-type="string">
            <text:p>MCB</text:p>
          </table:table-cell>
          <table:table-cell office:value-type="float" office:value="-0.0406187134691">
            <text:p>-0,0406187135</text:p>
          </table:table-cell>
          <table:table-cell office:value-type="date" office:date-value="2016-11-08">
            <text:p>2016-11-08</text:p>
          </table:table-cell>
          <table:table-cell office:value-type="string">
            <text:p>16:20:55</text:p>
          </table:table-cell>
          <table:table-cell office:value-type="string">
            <text:p>McCoy Global, Inc. :MCB-CA: Earnings Analysis: Q3, 2016 By the Numbers : November 8, 2016</text:p>
          </table:table-cell>
        </table:table-row>
        <table:table-row table:style-name="ro1">
          <table:table-cell office:value-type="string">
            <text:p>TD</text:p>
          </table:table-cell>
          <table:table-cell office:value-type="float" office:value="-0.0394410923558">
            <text:p>-0,0394410924</text:p>
          </table:table-cell>
          <table:table-cell office:value-type="date" office:date-value="2016-12-21">
            <text:p>2016-12-21</text:p>
          </table:table-cell>
          <table:table-cell office:value-type="string">
            <text:p>16:00:00</text:p>
          </table:table-cell>
          <table:table-cell office:value-type="string">
            <text:p>TD Charitable Foundation Donates $805,000 to Food Pantries from Maine to Florida</text:p>
          </table:table-cell>
        </table:table-row>
        <table:table-row table:style-name="ro1">
          <table:table-cell office:value-type="string">
            <text:p>APS</text:p>
          </table:table-cell>
          <table:table-cell office:value-type="float" office:value="-0.0339585019283">
            <text:p>-0,0339585019</text:p>
          </table:table-cell>
          <table:table-cell office:value-type="date" office:date-value="2016-11-15">
            <text:p>2016-11-15</text:p>
          </table:table-cell>
          <table:table-cell office:value-type="string">
            <text:p>00:51:47</text:p>
          </table:table-cell>
          <table:table-cell office:value-type="string">
            <text:p>Aptose Biosciences reports 3Q loss</text:p>
          </table:table-cell>
        </table:table-row>
        <table:table-row table:style-name="ro1">
          <table:table-cell office:value-type="string">
            <text:p>EPI</text:p>
          </table:table-cell>
          <table:table-cell office:value-type="float" office:value="-0.0332406325738">
            <text:p>-0,0332406326</text:p>
          </table:table-cell>
          <table:table-cell office:value-type="date" office:date-value="2016-12-14">
            <text:p>2016-12-14</text:p>
          </table:table-cell>
          <table:table-cell office:value-type="string">
            <text:p>13:30:00</text:p>
          </table:table-cell>
          <table:table-cell office:value-type="string">
            <text:p>ESSA Pharma Provides Business Update and Announces Fourth Quarter and Year Ended September 30, 2016 Financial Results</text:p>
          </table:table-cell>
        </table:table-row>
        <table:table-row table:style-name="ro1">
          <table:table-cell office:value-type="string">
            <text:p>ECN</text:p>
          </table:table-cell>
          <table:table-cell office:value-type="float" office:value="-0.0306753655308">
            <text:p>-0,0306753655</text:p>
          </table:table-cell>
          <table:table-cell office:value-type="date" office:date-value="2016-11-23">
            <text:p>2016-11-23</text:p>
          </table:table-cell>
          <table:table-cell office:value-type="string">
            <text:p>15:32:30</text:p>
          </table:table-cell>
          <table:table-cell office:value-type="string">
            <text:p>ECN Capital to Raise $100,000,000 through Preferred Share Offering</text:p>
          </table:table-cell>
        </table:table-row>
        <table:table-row table:style-name="ro1">
          <table:table-cell office:value-type="string">
            <text:p>DRT</text:p>
          </table:table-cell>
          <table:table-cell office:value-type="float" office:value="-0.00943732485526">
            <text:p>-0,0094373249</text:p>
          </table:table-cell>
          <table:table-cell office:value-type="date" office:date-value="2016-11-22">
            <text:p>2016-11-22</text:p>
          </table:table-cell>
          <table:table-cell office:value-type="string">
            <text:p>16:15:46</text:p>
          </table:table-cell>
          <table:table-cell office:value-type="string">
            <text:p>DIRTT Environmental Solutions Ltd. :DRT-CA: Earnings Analysis: Q3, 2016 By the Numbers : November 22, 2016</text:p>
          </table:table-cell>
        </table:table-row>
        <table:table-row table:style-name="ro1">
          <table:table-cell office:value-type="string">
            <text:p>TCN</text:p>
          </table:table-cell>
          <table:table-cell office:value-type="float" office:value="-0.00459561609018">
            <text:p>-0,0045956161</text:p>
          </table:table-cell>
          <table:table-cell office:value-type="date" office:date-value="2016-12-27">
            <text:p>2016-12-27</text:p>
          </table:table-cell>
          <table:table-cell office:value-type="string">
            <text:p>15:07:15</text:p>
          </table:table-cell>
          <table:table-cell office:value-type="string">
            <text:p>Research Reports Initiated on Financials Stocks CI Financial, IGM Financial, and Tricon Capital Group</text:p>
          </table:table-cell>
        </table:table-row>
        <table:table-row table:style-name="ro1">
          <table:table-cell office:value-type="string">
            <text:p>MBA</text:p>
          </table:table-cell>
          <table:table-cell office:value-type="float" office:value="-0.00156326353592">
            <text:p>-0,0015632635</text:p>
          </table:table-cell>
          <table:table-cell office:value-type="date" office:date-value="2016-12-23">
            <text:p>2016-12-23</text:p>
          </table:table-cell>
          <table:table-cell office:value-type="string">
            <text:p>13:13:39</text:p>
          </table:table-cell>
          <table:table-cell office:value-type="string">
            <text:p>Research Reports Initiated on Consumer Goods and Services Stocks CIBT Education Group, Cineplex, Dorel Industries, and Boyd Group Income Fund</text:p>
          </table:table-cell>
        </table:table-row>
        <table:table-row table:style-name="ro1">
          <table:table-cell office:value-type="string">
            <text:p>FTU</text:p>
          </table:table-cell>
          <table:table-cell office:value-type="float" office:value="-0.00134485080256">
            <text:p>-0,0013448508</text:p>
          </table:table-cell>
          <table:table-cell office:value-type="date" office:date-value="2016-07-28">
            <text:p>2016-07-28</text:p>
          </table:table-cell>
          <table:table-cell office:value-type="string">
            <text:p>20:24:32</text:p>
          </table:table-cell>
          <table:table-cell office:value-type="string">
            <text:p>US Financial 15 Split Corp.: Financial Results to May 31, 2016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float" office:value="0.000219956682266">
            <text:p>0,0002199567</text:p>
          </table:table-cell>
          <table:table-cell office:value-type="date" office:date-value="2016-12-20">
            <text:p>2016-12-20</text:p>
          </table:table-cell>
          <table:table-cell office:value-type="string">
            <text:p>00:02:00</text:p>
          </table:table-cell>
          <table:table-cell office:value-type="string">
            <text:p>Auspice Capital Advisors Announces Estimated 2016 Non-Cash Distribution for GAS</text:p>
          </table:table-cell>
        </table:table-row>
        <table:table-row table:style-name="ro1">
          <table:table-cell office:value-type="string">
            <text:p>YCM</text:p>
          </table:table-cell>
          <table:table-cell office:value-type="float" office:value="0.00100650510817">
            <text:p>0,0010065051</text:p>
          </table:table-cell>
          <table:table-cell office:value-type="date" office:date-value="2016-10-19">
            <text:p>2016-10-19</text:p>
          </table:table-cell>
          <table:table-cell office:value-type="string">
            <text:p>13:00:00</text:p>
          </table:table-cell>
          <table:table-cell office:value-type="string">
            <text:p>Commerce Split: Monthly Dividend Declared for Class I and Class II Preferred Shares</text:p>
          </table:table-cell>
        </table:table-row>
        <table:table-row table:style-name="ro1">
          <table:table-cell office:value-type="string">
            <text:p>SPB</text:p>
          </table:table-cell>
          <table:table-cell office:value-type="float" office:value="0.011269013544">
            <text:p>0,0112690135</text:p>
          </table:table-cell>
          <table:table-cell office:value-type="date" office:date-value="2016-12-20">
            <text:p>2016-12-20</text:p>
          </table:table-cell>
          <table:table-cell office:value-type="string">
            <text:p>13:27:03</text:p>
          </table:table-cell>
          <table:table-cell office:value-type="string">
            <text:p>Research Reports Initiated on Utilities Stocks Superior Plus, Valener, Hydro One, and Crius Energy Trust</text:p>
          </table:table-cell>
        </table:table-row>
        <table:table-row table:style-name="ro1">
          <table:table-cell office:value-type="string">
            <text:p>TMB</text:p>
          </table:table-cell>
          <table:table-cell office:value-type="float" office:value="0.0191520662178">
            <text:p>0,0191520662</text:p>
          </table:table-cell>
          <table:table-cell office:value-type="date" office:date-value="2016-11-28">
            <text:p>2016-11-28</text:p>
          </table:table-cell>
          <table:table-cell office:value-type="string">
            <text:p>16:02:58</text:p>
          </table:table-cell>
          <table:table-cell office:value-type="string">
            <text:p>Tembec, Inc. :TMB-CA: Earnings Analysis: Q4, 2016 By the Numbers : November 28, 2016</text:p>
          </table:table-cell>
        </table:table-row>
        <table:table-row table:style-name="ro1">
          <table:table-cell office:value-type="string">
            <text:p>TV</text:p>
          </table:table-cell>
          <table:table-cell office:value-type="float" office:value="0.0213656727703">
            <text:p>0,0213656728</text:p>
          </table:table-cell>
          <table:table-cell office:value-type="date" office:date-value="2016-12-23">
            <text:p>2016-12-23</text:p>
          </table:table-cell>
          <table:table-cell office:value-type="string">
            <text:p>14:45:31</text:p>
          </table:table-cell>
          <table:table-cell office:value-type="string">
            <text:p>Trevali Mining Corp. – Value Analysis (TORONTO:TV) : December 23, 2016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0.0220738097509">
            <text:p>0,0220738098</text:p>
          </table:table-cell>
          <table:table-cell office:value-type="date" office:date-value="2016-12-15">
            <text:p>2016-12-15</text:p>
          </table:table-cell>
          <table:table-cell office:value-type="string">
            <text:p>17:00:03</text:p>
          </table:table-cell>
          <table:table-cell office:value-type="string">
            <text:p>Sherritt Announces Appointment of Andrew Snowden as Chief Financial Officer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float" office:value="0.0509074949392">
            <text:p>0,0509074949</text:p>
          </table:table-cell>
          <table:table-cell office:value-type="date" office:date-value="2016-12-22">
            <text:p>2016-12-22</text:p>
          </table:table-cell>
          <table:table-cell office:value-type="string">
            <text:p>15:17:41</text:p>
          </table:table-cell>
          <table:table-cell office:value-type="string">
            <text:p>National Bank of Canada : NA-CA: Dividend Analysis : December 28th, 2016 (record date) : By the numbers : December 22, 2016</text:p>
          </table:table-cell>
        </table:table-row>
        <table:table-row table:style-name="ro1">
          <table:table-cell office:value-type="string">
            <text:p>XCT</text:p>
          </table:table-cell>
          <table:table-cell office:value-type="float" office:value="0.0701581289747">
            <text:p>0,070158129</text:p>
          </table:table-cell>
          <table:table-cell office:value-type="date" office:date-value="2016-12-22">
            <text:p>2016-12-22</text:p>
          </table:table-cell>
          <table:table-cell office:value-type="string">
            <text:p>12:00:00</text:p>
          </table:table-cell>
          <table:table-cell office:value-type="string">
            <text:p>exactEarth Awarded £1.1M Project from UK Space Agency for Small Vessel Tracking</text:p>
          </table:table-cell>
        </table:table-row>
        <table:table-row table:style-name="ro1">
          <table:table-cell office:value-type="string">
            <text:p>POW</text:p>
          </table:table-cell>
          <table:table-cell office:value-type="float" office:value="0.10078464215">
            <text:p>0,1007846422</text:p>
          </table:table-cell>
          <table:table-cell office:value-type="date" office:date-value="2016-12-23">
            <text:p>2016-12-23</text:p>
          </table:table-cell>
          <table:table-cell office:value-type="string">
            <text:p>14:59:31</text:p>
          </table:table-cell>
          <table:table-cell office:value-type="string">
            <text:p>EU mergers and takeovers (Dec 23)</text:p>
          </table:table-cell>
        </table:table-row>
        <table:table-row table:style-name="ro1">
          <table:table-cell office:value-type="string">
            <text:p>ITC</text:p>
          </table:table-cell>
          <table:table-cell office:value-type="float" office:value="0.12961198211">
            <text:p>0,1296119821</text:p>
          </table:table-cell>
          <table:table-cell office:value-type="date" office:date-value="2016-12-20">
            <text:p>2016-12-20</text:p>
          </table:table-cell>
          <table:table-cell office:value-type="string">
            <text:p>21:00:00</text:p>
          </table:table-cell>
          <table:table-cell office:value-type="string">
            <text:p>Intrinsyc Announces Two New Clients Launching Commercial Products Powered by Intrinsyc's Open-Q(TM) 410 System On Module ("SOM") and Two Product Development Services Agreements</text:p>
          </table:table-cell>
        </table:table-row>
        <table:table-row table:style-name="ro1">
          <table:table-cell office:value-type="string">
            <text:p>POT</text:p>
          </table:table-cell>
          <table:table-cell office:value-type="float" office:value="0.150038632852">
            <text:p>0,1500386329</text:p>
          </table:table-cell>
          <table:table-cell office:value-type="date" office:date-value="2016-12-20">
            <text:p>2016-12-20</text:p>
          </table:table-cell>
          <table:table-cell office:value-type="string">
            <text:p>13:27:03</text:p>
          </table:table-cell>
          <table:table-cell office:value-type="string">
            <text:p>Research Reports Initiated on Agriculture Stocks Potash Corporation of Saskatchewan, Agrium, IC Potash, and Stonegate Agricom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0.170111213832">
            <text:p>0,1701112138</text:p>
          </table:table-cell>
          <table:table-cell office:value-type="date" office:date-value="2016-12-23">
            <text:p>2016-12-23</text:p>
          </table:table-cell>
          <table:table-cell office:value-type="string">
            <text:p>17:08:05</text:p>
          </table:table-cell>
          <table:table-cell office:value-type="string">
            <text:p>New collective agreement between TELUS and the SQET ratified</text:p>
          </table:table-cell>
        </table:table-row>
        <table:table-row table:style-name="ro1">
          <table:table-cell office:value-type="string">
            <text:p>SAP</text:p>
          </table:table-cell>
          <table:table-cell office:value-type="float" office:value="0.276500074703">
            <text:p>0,2765000747</text:p>
          </table:table-cell>
          <table:table-cell office:value-type="date" office:date-value="2016-12-20">
            <text:p>2016-12-20</text:p>
          </table:table-cell>
          <table:table-cell office:value-type="string">
            <text:p>15:33:20</text:p>
          </table:table-cell>
          <table:table-cell office:value-type="string">
            <text:p>Saputo, Inc. : SAP-CA: Dividend Analysis : December 06th, 2016 (record date) : By the numbers : December 20, 2016</text:p>
          </table:table-cell>
        </table:table-row>
        <table:table-row table:style-name="ro1">
          <table:table-cell office:value-type="string">
            <text:p>CNR</text:p>
          </table:table-cell>
          <table:table-cell office:value-type="float" office:value="0.293983415972">
            <text:p>0,293983416</text:p>
          </table:table-cell>
          <table:table-cell office:value-type="date" office:date-value="2016-12-27">
            <text:p>2016-12-27</text:p>
          </table:table-cell>
          <table:table-cell office:value-type="string">
            <text:p>14:06:11</text:p>
          </table:table-cell>
          <table:table-cell office:value-type="string">
            <text:p>Fall in Coal Volumes Pulls down Canadian National’s Carloads</text:p>
          </table:table-cell>
        </table:table-row>
        <table:table-row table:style-name="ro1">
          <table:table-cell office:value-type="string">
            <text:p>LB</text:p>
          </table:table-cell>
          <table:table-cell office:value-type="float" office:value="0.304087970457">
            <text:p>0,3040879705</text:p>
          </table:table-cell>
          <table:table-cell office:value-type="date" office:date-value="2016-12-16">
            <text:p>2016-12-16</text:p>
          </table:table-cell>
          <table:table-cell office:value-type="string">
            <text:p>16:52:37</text:p>
          </table:table-cell>
          <table:table-cell office:value-type="string">
            <text:p>ETFs with exposure to Laurentian Bank of Canada : December 16, 2016</text:p>
          </table:table-cell>
        </table:table-row>
        <table:table-row table:style-name="ro1">
          <table:table-cell office:value-type="string">
            <text:p>PNT</text:p>
          </table:table-cell>
          <table:table-cell office:value-type="float" office:value="0.330202906705">
            <text:p>0,3302029067</text:p>
          </table:table-cell>
          <table:table-cell office:value-type="date" office:date-value="2016-12-14">
            <text:p>2016-12-14</text:p>
          </table:table-cell>
          <table:table-cell office:value-type="string">
            <text:p>18:09:19</text:p>
          </table:table-cell>
          <table:table-cell office:value-type="string">
            <text:p>Should You Buy CPI Card Group Inc (PMTS)?</text:p>
          </table:table-cell>
        </table:table-row>
        <table:table-row table:style-name="ro1">
          <table:table-cell office:value-type="string">
            <text:p>CM</text:p>
          </table:table-cell>
          <table:table-cell office:value-type="float" office:value="0.359003150151">
            <text:p>0,3590031502</text:p>
          </table:table-cell>
          <table:table-cell office:value-type="date" office:date-value="2016-12-22">
            <text:p>2016-12-22</text:p>
          </table:table-cell>
          <table:table-cell office:value-type="string">
            <text:p>15:17:11</text:p>
          </table:table-cell>
          <table:table-cell office:value-type="string">
            <text:p>Canadian Imperial Bank of Commerce : CM-CA: Dividend Analysis : December 28th, 2016 (record date) : By the numbers : December 22, 2016</text:p>
          </table:table-cell>
        </table:table-row>
        <table:table-row table:style-name="ro1">
          <table:table-cell office:value-type="string">
            <text:p>NVC</text:p>
          </table:table-cell>
          <table:table-cell office:value-type="float" office:value="0.374458070169">
            <text:p>0,3744580702</text:p>
          </table:table-cell>
          <table:table-cell office:value-type="date" office:date-value="2016-12-23">
            <text:p>2016-12-23</text:p>
          </table:table-cell>
          <table:table-cell office:value-type="string">
            <text:p>17:47:00</text:p>
          </table:table-cell>
          <table:table-cell office:value-type="string">
            <text:p>IIROC Trade Resumption - NVC</text:p>
          </table:table-cell>
        </table:table-row>
        <table:table-row table:style-name="ro1">
          <table:table-cell office:value-type="string">
            <text:p>TRP</text:p>
          </table:table-cell>
          <table:table-cell office:value-type="float" office:value="0.470440121919">
            <text:p>0,4704401219</text:p>
          </table:table-cell>
          <table:table-cell office:value-type="date" office:date-value="2016-12-21">
            <text:p>2016-12-21</text:p>
          </table:table-cell>
          <table:table-cell office:value-type="string">
            <text:p>22:27:25</text:p>
          </table:table-cell>
          <table:table-cell office:value-type="string">
            <text:p>Canada's Trudeau says Trump very supportive of Keystone XL pipeline</text:p>
          </table:table-cell>
        </table:table-row>
        <table:table-row table:style-name="ro1">
          <table:table-cell office:value-type="string">
            <text:p>BCE</text:p>
          </table:table-cell>
          <table:table-cell office:value-type="float" office:value="0.474842045909">
            <text:p>0,4748420459</text:p>
          </table:table-cell>
          <table:table-cell office:value-type="date" office:date-value="2016-12-22">
            <text:p>2016-12-22</text:p>
          </table:table-cell>
          <table:table-cell office:value-type="string">
            <text:p>13:50:26</text:p>
          </table:table-cell>
          <table:table-cell office:value-type="string">
            <text:p>Research Reports Initiated on Communication Services Stocks Shaw Communications, TELUS, BCE Inc, and Cogeco Communications</text:p>
          </table:table-cell>
        </table:table-row>
        <table:table-row table:style-name="ro1">
          <table:table-cell office:value-type="string">
            <text:p>TR</text:p>
          </table:table-cell>
          <table:table-cell office:value-type="float" office:value="0.65022343914">
            <text:p>0,6502234391</text:p>
          </table:table-cell>
          <table:table-cell office:value-type="date" office:date-value="2016-12-05">
            <text:p>2016-12-05</text:p>
          </table:table-cell>
          <table:table-cell office:value-type="string">
            <text:p>16:40:21</text:p>
          </table:table-cell>
          <table:table-cell office:value-type="string">
            <text:p>Trillium Therapeutics, Inc. :TR-CA: Earnings Analysis: Q3, 2016 By the Numbers : December 5, 2016</text:p>
          </table:table-cell>
        </table:table-row>
        <table:table-row table:style-name="ro1">
          <table:table-cell office:value-type="string">
            <text:p>RFP</text:p>
          </table:table-cell>
          <table:table-cell office:value-type="float" office:value="0.650680903416">
            <text:p>0,6506809034</text:p>
          </table:table-cell>
          <table:table-cell office:value-type="date" office:date-value="2016-12-23">
            <text:p>2016-12-23</text:p>
          </table:table-cell>
          <table:table-cell office:value-type="string">
            <text:p>14:40:00</text:p>
          </table:table-cell>
          <table:table-cell office:value-type="string">
            <text:p>Resolute Forest Products, Inc. – Value Analysis (TORONTO:RFP) : December 23, 2016</text:p>
          </table:table-cell>
        </table:table-row>
      </table:table>
      <table:named-expressions/>
      <table:database-ranges>
        <table:database-range table:name="__Anonymous_Sheet_DB__0" table:target-range-address="Sheet1.A1:Sheet1.E4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7T16:46:35.85</dc:date>
    <meta:document-statistic meta:table-count="1" meta:cell-count="235" meta:object-count="0"/>
    <meta:generator>LibreOffice/3.5$Windows_x86 LibreOffice_project/7e68ba2-a744ebf-1f241b7-c506db1-7d53735</meta:generator>
  </office:meta>
</office:document-meta>
</file>